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8.858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7.579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rclang</text:p>
          </table:table-cell>
          <table:table-cell table:style-name="ce1" office:value-type="string">
            <text:p>trglang</text:p>
          </table:table-cell>
          <table:table-cell table:style-name="ce1" office:value-type="string">
            <text:p>srcIndex</text:p>
          </table:table-cell>
          <table:table-cell table:style-name="ce1" office:value-type="string">
            <text:p>segmentId</text:p>
          </table:table-cell>
          <table:table-cell table:style-name="ce1" office:value-type="string">
            <text:p>judgeID</text:p>
          </table:table-cell>
          <table:table-cell table:style-name="ce1" office:value-type="string">
            <text:p>system1Id</text:p>
          </table:table-cell>
          <table:table-cell table:style-name="ce1" office:value-type="string">
            <text:p>system1rank</text:p>
          </table:table-cell>
          <table:table-cell table:style-name="ce1" office:value-type="string">
            <text:p>system2Id</text:p>
          </table:table-cell>
          <table:table-cell table:style-name="ce1" office:value-type="string">
            <text:p>system2rank</text:p>
          </table:table-cell>
          <table:table-cell table:style-name="ce1" office:value-type="string">
            <text:p>rankingID</text:p>
          </table:table-cell>
          <table:table-cell table:style-name="ce1" office:value-type="string">
            <text:p>diffranks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939">
            <text:p>15939</text:p>
          </table:table-cell>
          <table:table-cell table:formula="of:=[.G2]-[.I2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9566">
            <text:p>9566</text:p>
          </table:table-cell>
          <table:table-cell table:formula="of:=[.G3]-[.I3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table:formula="of:=[.G4]-[.I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306">
            <text:p>4306</text:p>
          </table:table-cell>
          <table:table-cell table:formula="of:=[.G5]-[.I5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456">
            <text:p>15456</text:p>
          </table:table-cell>
          <table:table-cell table:formula="of:=[.G6]-[.I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6919">
            <text:p>6919</text:p>
          </table:table-cell>
          <table:table-cell table:formula="of:=[.G7]-[.I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161">
            <text:p>16161</text:p>
          </table:table-cell>
          <table:table-cell table:formula="of:=[.G8]-[.I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237">
            <text:p>4237</text:p>
          </table:table-cell>
          <table:table-cell table:formula="of:=[.G9]-[.I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6783">
            <text:p>6783</text:p>
          </table:table-cell>
          <table:table-cell table:formula="of:=[.G10]-[.I10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360">
            <text:p>4360</text:p>
          </table:table-cell>
          <table:table-cell table:formula="of:=[.G11]-[.I11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6306">
            <text:p>16306</text:p>
          </table:table-cell>
          <table:table-cell table:formula="of:=[.G12]-[.I12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079">
            <text:p>16079</text:p>
          </table:table-cell>
          <table:table-cell table:formula="of:=[.G13]-[.I1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318">
            <text:p>16318</text:p>
          </table:table-cell>
          <table:table-cell table:formula="of:=[.G14]-[.I1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329">
            <text:p>16329</text:p>
          </table:table-cell>
          <table:table-cell table:formula="of:=[.G15]-[.I1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707">
            <text:p>1707</text:p>
          </table:table-cell>
          <table:table-cell table:formula="of:=[.G16]-[.I1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6979">
            <text:p>6979</text:p>
          </table:table-cell>
          <table:table-cell table:formula="of:=[.G17]-[.I17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7005">
            <text:p>7005</text:p>
          </table:table-cell>
          <table:table-cell table:formula="of:=[.G18]-[.I18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6197">
            <text:p>16197</text:p>
          </table:table-cell>
          <table:table-cell table:formula="of:=[.G19]-[.I19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598">
            <text:p>15598</text:p>
          </table:table-cell>
          <table:table-cell table:formula="of:=[.G20]-[.I20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603">
            <text:p>15603</text:p>
          </table:table-cell>
          <table:table-cell table:formula="of:=[.G21]-[.I2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921">
            <text:p>15921</text:p>
          </table:table-cell>
          <table:table-cell table:formula="of:=[.G22]-[.I22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464">
            <text:p>16464</text:p>
          </table:table-cell>
          <table:table-cell table:formula="of:=[.G23]-[.I23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399">
            <text:p>16399</text:p>
          </table:table-cell>
          <table:table-cell table:formula="of:=[.G24]-[.I24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968">
            <text:p>15968</text:p>
          </table:table-cell>
          <table:table-cell table:formula="of:=[.G25]-[.I2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756">
            <text:p>15756</text:p>
          </table:table-cell>
          <table:table-cell table:formula="of:=[.G26]-[.I2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063">
            <text:p>16063</text:p>
          </table:table-cell>
          <table:table-cell table:formula="of:=[.G27]-[.I27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319">
            <text:p>15319</text:p>
          </table:table-cell>
          <table:table-cell table:formula="of:=[.G28]-[.I28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885">
            <text:p>15885</text:p>
          </table:table-cell>
          <table:table-cell table:formula="of:=[.G29]-[.I2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308">
            <text:p>15308</text:p>
          </table:table-cell>
          <table:table-cell table:formula="of:=[.G30]-[.I3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479">
            <text:p>15479</text:p>
          </table:table-cell>
          <table:table-cell table:formula="of:=[.G31]-[.I3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675">
            <text:p>15675</text:p>
          </table:table-cell>
          <table:table-cell table:formula="of:=[.G32]-[.I3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033">
            <text:p>16033</text:p>
          </table:table-cell>
          <table:table-cell table:formula="of:=[.G33]-[.I3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6">
            <text:p>6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859">
            <text:p>15859</text:p>
          </table:table-cell>
          <table:table-cell table:formula="of:=[.G34]-[.I34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7">
            <text:p>6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528">
            <text:p>9528</text:p>
          </table:table-cell>
          <table:table-cell table:formula="of:=[.G35]-[.I35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7">
            <text:p>6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732">
            <text:p>15732</text:p>
          </table:table-cell>
          <table:table-cell table:formula="of:=[.G36]-[.I3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8">
            <text:p>6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254">
            <text:p>15254</text:p>
          </table:table-cell>
          <table:table-cell table:formula="of:=[.G37]-[.I3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8">
            <text:p>6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733">
            <text:p>15733</text:p>
          </table:table-cell>
          <table:table-cell table:formula="of:=[.G38]-[.I3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8">
            <text:p>6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972">
            <text:p>15972</text:p>
          </table:table-cell>
          <table:table-cell table:formula="of:=[.G39]-[.I3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9">
            <text:p>6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6948">
            <text:p>6948</text:p>
          </table:table-cell>
          <table:table-cell table:formula="of:=[.G40]-[.I4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0">
            <text:p>7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33">
            <text:p>15333</text:p>
          </table:table-cell>
          <table:table-cell table:formula="of:=[.G41]-[.I41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9427">
            <text:p>9427</text:p>
          </table:table-cell>
          <table:table-cell table:formula="of:=[.G42]-[.I42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336">
            <text:p>16336</text:p>
          </table:table-cell>
          <table:table-cell table:formula="of:=[.G43]-[.I43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6406">
            <text:p>16406</text:p>
          </table:table-cell>
          <table:table-cell table:formula="of:=[.G44]-[.I44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344">
            <text:p>16344</text:p>
          </table:table-cell>
          <table:table-cell table:formula="of:=[.G45]-[.I45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480">
            <text:p>15480</text:p>
          </table:table-cell>
          <table:table-cell table:formula="of:=[.G46]-[.I46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4">
            <text:p>8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571">
            <text:p>15571</text:p>
          </table:table-cell>
          <table:table-cell table:formula="of:=[.G47]-[.I47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6068">
            <text:p>16068</text:p>
          </table:table-cell>
          <table:table-cell table:formula="of:=[.G48]-[.I4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3">
            <text:p>9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488">
            <text:p>15488</text:p>
          </table:table-cell>
          <table:table-cell table:formula="of:=[.G49]-[.I49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3">
            <text:p>9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6069">
            <text:p>16069</text:p>
          </table:table-cell>
          <table:table-cell table:formula="of:=[.G50]-[.I5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8">
            <text:p>9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524">
            <text:p>15524</text:p>
          </table:table-cell>
          <table:table-cell table:formula="of:=[.G51]-[.I51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9">
            <text:p>9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150">
            <text:p>16150</text:p>
          </table:table-cell>
          <table:table-cell table:formula="of:=[.G52]-[.I5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9">
            <text:p>9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474">
            <text:p>16474</text:p>
          </table:table-cell>
          <table:table-cell table:formula="of:=[.G53]-[.I5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4">
            <text:p>10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559">
            <text:p>15559</text:p>
          </table:table-cell>
          <table:table-cell table:formula="of:=[.G54]-[.I54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4">
            <text:p>10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446">
            <text:p>16446</text:p>
          </table:table-cell>
          <table:table-cell table:formula="of:=[.G55]-[.I55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5">
            <text:p>10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6447">
            <text:p>16447</text:p>
          </table:table-cell>
          <table:table-cell table:formula="of:=[.G56]-[.I5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6">
            <text:p>10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448">
            <text:p>16448</text:p>
          </table:table-cell>
          <table:table-cell table:formula="of:=[.G57]-[.I57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0">
            <text:p>11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289">
            <text:p>15289</text:p>
          </table:table-cell>
          <table:table-cell table:formula="of:=[.G58]-[.I5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0">
            <text:p>11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351">
            <text:p>15351</text:p>
          </table:table-cell>
          <table:table-cell table:formula="of:=[.G59]-[.I5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0">
            <text:p>11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310">
            <text:p>16310</text:p>
          </table:table-cell>
          <table:table-cell table:formula="of:=[.G60]-[.I6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6836">
            <text:p>6836</text:p>
          </table:table-cell>
          <table:table-cell table:formula="of:=[.G61]-[.I6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7">
            <text:p>11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378">
            <text:p>9378</text:p>
          </table:table-cell>
          <table:table-cell table:formula="of:=[.G62]-[.I62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583">
            <text:p>15583</text:p>
          </table:table-cell>
          <table:table-cell table:formula="of:=[.G63]-[.I6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146">
            <text:p>16146</text:p>
          </table:table-cell>
          <table:table-cell table:formula="of:=[.G64]-[.I6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6">
            <text:p>13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622">
            <text:p>15622</text:p>
          </table:table-cell>
          <table:table-cell table:formula="of:=[.G65]-[.I65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40">
            <text:p>14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658">
            <text:p>15658</text:p>
          </table:table-cell>
          <table:table-cell table:formula="of:=[.G66]-[.I6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41">
            <text:p>14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723">
            <text:p>15723</text:p>
          </table:table-cell>
          <table:table-cell table:formula="of:=[.G67]-[.I6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49">
            <text:p>14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321">
            <text:p>15321</text:p>
          </table:table-cell>
          <table:table-cell table:formula="of:=[.G68]-[.I68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49">
            <text:p>14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177">
            <text:p>16177</text:p>
          </table:table-cell>
          <table:table-cell table:formula="of:=[.G69]-[.I6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23">
            <text:p>15323</text:p>
          </table:table-cell>
          <table:table-cell table:formula="of:=[.G70]-[.I70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840">
            <text:p>15840</text:p>
          </table:table-cell>
          <table:table-cell table:formula="of:=[.G71]-[.I71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52">
            <text:p>15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719">
            <text:p>15719</text:p>
          </table:table-cell>
          <table:table-cell table:formula="of:=[.G72]-[.I72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53">
            <text:p>15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730">
            <text:p>15730</text:p>
          </table:table-cell>
          <table:table-cell table:formula="of:=[.G73]-[.I7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56">
            <text:p>15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731">
            <text:p>15731</text:p>
          </table:table-cell>
          <table:table-cell table:formula="of:=[.G74]-[.I74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64">
            <text:p>164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713">
            <text:p>1713</text:p>
          </table:table-cell>
          <table:table-cell table:formula="of:=[.G75]-[.I7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69">
            <text:p>16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95">
            <text:p>15395</text:p>
          </table:table-cell>
          <table:table-cell table:formula="of:=[.G76]-[.I76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69">
            <text:p>16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831">
            <text:p>15831</text:p>
          </table:table-cell>
          <table:table-cell table:formula="of:=[.G77]-[.I77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707">
            <text:p>15707</text:p>
          </table:table-cell>
          <table:table-cell table:formula="of:=[.G78]-[.I78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1">
            <text:p>17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129">
            <text:p>16129</text:p>
          </table:table-cell>
          <table:table-cell table:formula="of:=[.G79]-[.I7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1">
            <text:p>17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468">
            <text:p>16468</text:p>
          </table:table-cell>
          <table:table-cell table:formula="of:=[.G80]-[.I8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4">
            <text:p>17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772">
            <text:p>15772</text:p>
          </table:table-cell>
          <table:table-cell table:formula="of:=[.G81]-[.I8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8">
            <text:p>17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9584">
            <text:p>9584</text:p>
          </table:table-cell>
          <table:table-cell table:formula="of:=[.G82]-[.I8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9">
            <text:p>17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266">
            <text:p>15266</text:p>
          </table:table-cell>
          <table:table-cell table:formula="of:=[.G83]-[.I83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4">
            <text:p>18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839">
            <text:p>15839</text:p>
          </table:table-cell>
          <table:table-cell table:formula="of:=[.G84]-[.I84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5">
            <text:p>18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472">
            <text:p>15472</text:p>
          </table:table-cell>
          <table:table-cell table:formula="of:=[.G85]-[.I85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5">
            <text:p>19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291">
            <text:p>15291</text:p>
          </table:table-cell>
          <table:table-cell table:formula="of:=[.G86]-[.I8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8">
            <text:p>19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9462">
            <text:p>9462</text:p>
          </table:table-cell>
          <table:table-cell table:formula="of:=[.G87]-[.I8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8">
            <text:p>19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430">
            <text:p>15430</text:p>
          </table:table-cell>
          <table:table-cell table:formula="of:=[.G88]-[.I8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8">
            <text:p>19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987">
            <text:p>15987</text:p>
          </table:table-cell>
          <table:table-cell table:formula="of:=[.G89]-[.I8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9">
            <text:p>19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276">
            <text:p>15276</text:p>
          </table:table-cell>
          <table:table-cell table:formula="of:=[.G90]-[.I9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896">
            <text:p>6896</text:p>
          </table:table-cell>
          <table:table-cell table:formula="of:=[.G91]-[.I91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260">
            <text:p>15260</text:p>
          </table:table-cell>
          <table:table-cell table:formula="of:=[.G92]-[.I92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3">
            <text:p>20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6028">
            <text:p>16028</text:p>
          </table:table-cell>
          <table:table-cell table:formula="of:=[.G93]-[.I93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5">
            <text:p>20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6802">
            <text:p>6802</text:p>
          </table:table-cell>
          <table:table-cell table:formula="of:=[.G94]-[.I9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6">
            <text:p>20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702">
            <text:p>15702</text:p>
          </table:table-cell>
          <table:table-cell table:formula="of:=[.G95]-[.I95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9">
            <text:p>20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036">
            <text:p>16036</text:p>
          </table:table-cell>
          <table:table-cell table:formula="of:=[.G96]-[.I96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11">
            <text:p>21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381">
            <text:p>16381</text:p>
          </table:table-cell>
          <table:table-cell table:formula="of:=[.G97]-[.I97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12">
            <text:p>21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6755">
            <text:p>6755</text:p>
          </table:table-cell>
          <table:table-cell table:formula="of:=[.G98]-[.I98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12">
            <text:p>21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122">
            <text:p>16122</text:p>
          </table:table-cell>
          <table:table-cell table:formula="of:=[.G99]-[.I99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15">
            <text:p>21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382">
            <text:p>15382</text:p>
          </table:table-cell>
          <table:table-cell table:formula="of:=[.G100]-[.I100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1">
            <text:p>22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446">
            <text:p>9446</text:p>
          </table:table-cell>
          <table:table-cell table:formula="of:=[.G101]-[.I10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1">
            <text:p>22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278">
            <text:p>16278</text:p>
          </table:table-cell>
          <table:table-cell table:formula="of:=[.G102]-[.I10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2">
            <text:p>22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279">
            <text:p>16279</text:p>
          </table:table-cell>
          <table:table-cell table:formula="of:=[.G103]-[.I10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6">
            <text:p>226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288">
            <text:p>16288</text:p>
          </table:table-cell>
          <table:table-cell table:formula="of:=[.G104]-[.I10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7">
            <text:p>227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999">
            <text:p>15999</text:p>
          </table:table-cell>
          <table:table-cell table:formula="of:=[.G105]-[.I105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0">
            <text:p>23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336">
            <text:p>15336</text:p>
          </table:table-cell>
          <table:table-cell table:formula="of:=[.G106]-[.I106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0">
            <text:p>23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6470">
            <text:p>16470</text:p>
          </table:table-cell>
          <table:table-cell table:formula="of:=[.G107]-[.I107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1">
            <text:p>23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337">
            <text:p>15337</text:p>
          </table:table-cell>
          <table:table-cell table:formula="of:=[.G108]-[.I10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1">
            <text:p>23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6471">
            <text:p>16471</text:p>
          </table:table-cell>
          <table:table-cell table:formula="of:=[.G109]-[.I10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2">
            <text:p>232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4449">
            <text:p>4449</text:p>
          </table:table-cell>
          <table:table-cell table:formula="of:=[.G110]-[.I11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2">
            <text:p>23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6255">
            <text:p>16255</text:p>
          </table:table-cell>
          <table:table-cell table:formula="of:=[.G111]-[.I11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5">
            <text:p>23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368">
            <text:p>16368</text:p>
          </table:table-cell>
          <table:table-cell table:formula="of:=[.G112]-[.I112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6">
            <text:p>23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369">
            <text:p>16369</text:p>
          </table:table-cell>
          <table:table-cell table:formula="of:=[.G113]-[.I113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9">
            <text:p>23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935">
            <text:p>15935</text:p>
          </table:table-cell>
          <table:table-cell table:formula="of:=[.G114]-[.I114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0">
            <text:p>24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881">
            <text:p>15881</text:p>
          </table:table-cell>
          <table:table-cell table:formula="of:=[.G115]-[.I11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1">
            <text:p>24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6834">
            <text:p>6834</text:p>
          </table:table-cell>
          <table:table-cell table:formula="of:=[.G116]-[.I116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2">
            <text:p>24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11">
            <text:p>15311</text:p>
          </table:table-cell>
          <table:table-cell table:formula="of:=[.G117]-[.I117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5">
            <text:p>24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6366">
            <text:p>16366</text:p>
          </table:table-cell>
          <table:table-cell table:formula="of:=[.G118]-[.I118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7">
            <text:p>247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876">
            <text:p>15876</text:p>
          </table:table-cell>
          <table:table-cell table:formula="of:=[.G119]-[.I11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7">
            <text:p>24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423">
            <text:p>16423</text:p>
          </table:table-cell>
          <table:table-cell table:formula="of:=[.G120]-[.I120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7">
            <text:p>24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488">
            <text:p>16488</text:p>
          </table:table-cell>
          <table:table-cell table:formula="of:=[.G121]-[.I121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8">
            <text:p>248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877">
            <text:p>15877</text:p>
          </table:table-cell>
          <table:table-cell table:formula="of:=[.G122]-[.I122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8">
            <text:p>24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489">
            <text:p>16489</text:p>
          </table:table-cell>
          <table:table-cell table:formula="of:=[.G123]-[.I123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936">
            <text:p>15936</text:p>
          </table:table-cell>
          <table:table-cell table:formula="of:=[.G124]-[.I12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925">
            <text:p>1925</text:p>
          </table:table-cell>
          <table:table-cell table:formula="of:=[.G125]-[.I12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4">
            <text:p>25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537">
            <text:p>15537</text:p>
          </table:table-cell>
          <table:table-cell table:formula="of:=[.G126]-[.I12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5">
            <text:p>25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565">
            <text:p>9565</text:p>
          </table:table-cell>
          <table:table-cell table:formula="of:=[.G127]-[.I12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5">
            <text:p>25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483">
            <text:p>15483</text:p>
          </table:table-cell>
          <table:table-cell table:formula="of:=[.G128]-[.I12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5">
            <text:p>25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538">
            <text:p>15538</text:p>
          </table:table-cell>
          <table:table-cell table:formula="of:=[.G129]-[.I12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5">
            <text:p>25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716">
            <text:p>15716</text:p>
          </table:table-cell>
          <table:table-cell table:formula="of:=[.G130]-[.I13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7">
            <text:p>25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485">
            <text:p>15485</text:p>
          </table:table-cell>
          <table:table-cell table:formula="of:=[.G131]-[.I13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8">
            <text:p>25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6364">
            <text:p>16364</text:p>
          </table:table-cell>
          <table:table-cell table:formula="of:=[.G132]-[.I132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0">
            <text:p>26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491">
            <text:p>15491</text:p>
          </table:table-cell>
          <table:table-cell table:formula="of:=[.G133]-[.I133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0">
            <text:p>26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735">
            <text:p>15735</text:p>
          </table:table-cell>
          <table:table-cell table:formula="of:=[.G134]-[.I13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1">
            <text:p>26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736">
            <text:p>15736</text:p>
          </table:table-cell>
          <table:table-cell table:formula="of:=[.G135]-[.I13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1">
            <text:p>26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981">
            <text:p>15981</text:p>
          </table:table-cell>
          <table:table-cell table:formula="of:=[.G136]-[.I13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2">
            <text:p>26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9480">
            <text:p>9480</text:p>
          </table:table-cell>
          <table:table-cell table:formula="of:=[.G137]-[.I137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2">
            <text:p>26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377">
            <text:p>16377</text:p>
          </table:table-cell>
          <table:table-cell table:formula="of:=[.G138]-[.I138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3">
            <text:p>263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983">
            <text:p>15983</text:p>
          </table:table-cell>
          <table:table-cell table:formula="of:=[.G139]-[.I139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4">
            <text:p>26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793">
            <text:p>15793</text:p>
          </table:table-cell>
          <table:table-cell table:formula="of:=[.G140]-[.I14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4">
            <text:p>26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861">
            <text:p>15861</text:p>
          </table:table-cell>
          <table:table-cell table:formula="of:=[.G141]-[.I14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4">
            <text:p>26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379">
            <text:p>16379</text:p>
          </table:table-cell>
          <table:table-cell table:formula="of:=[.G142]-[.I14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5">
            <text:p>265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4450">
            <text:p>4450</text:p>
          </table:table-cell>
          <table:table-cell table:formula="of:=[.G143]-[.I143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6">
            <text:p>26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6823">
            <text:p>6823</text:p>
          </table:table-cell>
          <table:table-cell table:formula="of:=[.G144]-[.I14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6">
            <text:p>26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7036">
            <text:p>7036</text:p>
          </table:table-cell>
          <table:table-cell table:formula="of:=[.G145]-[.I14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6">
            <text:p>26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663">
            <text:p>15663</text:p>
          </table:table-cell>
          <table:table-cell table:formula="of:=[.G146]-[.I14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6">
            <text:p>26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863">
            <text:p>15863</text:p>
          </table:table-cell>
          <table:table-cell table:formula="of:=[.G147]-[.I14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6">
            <text:p>26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168">
            <text:p>16168</text:p>
          </table:table-cell>
          <table:table-cell table:formula="of:=[.G148]-[.I14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8">
            <text:p>26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6832">
            <text:p>6832</text:p>
          </table:table-cell>
          <table:table-cell table:formula="of:=[.G149]-[.I14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9">
            <text:p>26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023">
            <text:p>16023</text:p>
          </table:table-cell>
          <table:table-cell table:formula="of:=[.G150]-[.I15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4">
            <text:p>27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6822">
            <text:p>6822</text:p>
          </table:table-cell>
          <table:table-cell table:formula="of:=[.G151]-[.I15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4">
            <text:p>27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7035">
            <text:p>7035</text:p>
          </table:table-cell>
          <table:table-cell table:formula="of:=[.G152]-[.I15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5">
            <text:p>27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710">
            <text:p>15710</text:p>
          </table:table-cell>
          <table:table-cell table:formula="of:=[.G153]-[.I153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6">
            <text:p>27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192">
            <text:p>16192</text:p>
          </table:table-cell>
          <table:table-cell table:formula="of:=[.G154]-[.I15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9">
            <text:p>27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6076">
            <text:p>16076</text:p>
          </table:table-cell>
          <table:table-cell table:formula="of:=[.G155]-[.I155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83">
            <text:p>283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589">
            <text:p>15589</text:p>
          </table:table-cell>
          <table:table-cell table:formula="of:=[.G156]-[.I15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83">
            <text:p>28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620">
            <text:p>15620</text:p>
          </table:table-cell>
          <table:table-cell table:formula="of:=[.G157]-[.I157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84">
            <text:p>284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445">
            <text:p>15445</text:p>
          </table:table-cell>
          <table:table-cell table:formula="of:=[.G158]-[.I158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1">
            <text:p>29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45">
            <text:p>15345</text:p>
          </table:table-cell>
          <table:table-cell table:formula="of:=[.G159]-[.I15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2">
            <text:p>29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091">
            <text:p>16091</text:p>
          </table:table-cell>
          <table:table-cell table:formula="of:=[.G160]-[.I16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5">
            <text:p>29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807">
            <text:p>1807</text:p>
          </table:table-cell>
          <table:table-cell table:formula="of:=[.G161]-[.I161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9">
            <text:p>29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595">
            <text:p>15595</text:p>
          </table:table-cell>
          <table:table-cell table:formula="of:=[.G162]-[.I162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3">
            <text:p>30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237">
            <text:p>15237</text:p>
          </table:table-cell>
          <table:table-cell table:formula="of:=[.G163]-[.I16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3">
            <text:p>30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422">
            <text:p>15422</text:p>
          </table:table-cell>
          <table:table-cell table:formula="of:=[.G164]-[.I16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3">
            <text:p>30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054">
            <text:p>16054</text:p>
          </table:table-cell>
          <table:table-cell table:formula="of:=[.G165]-[.I16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4">
            <text:p>30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846">
            <text:p>1846</text:p>
          </table:table-cell>
          <table:table-cell table:formula="of:=[.G166]-[.I16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4">
            <text:p>30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4425">
            <text:p>4425</text:p>
          </table:table-cell>
          <table:table-cell table:formula="of:=[.G167]-[.I167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4">
            <text:p>304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table:formula="of:=[.G168]-[.I168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6">
            <text:p>30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563">
            <text:p>15563</text:p>
          </table:table-cell>
          <table:table-cell table:formula="of:=[.G169]-[.I16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6">
            <text:p>30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649">
            <text:p>15649</text:p>
          </table:table-cell>
          <table:table-cell table:formula="of:=[.G170]-[.I17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7">
            <text:p>307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4224">
            <text:p>4224</text:p>
          </table:table-cell>
          <table:table-cell table:formula="of:=[.G171]-[.I171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8">
            <text:p>30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995">
            <text:p>6995</text:p>
          </table:table-cell>
          <table:table-cell table:formula="of:=[.G172]-[.I17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09">
            <text:p>30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631">
            <text:p>9631</text:p>
          </table:table-cell>
          <table:table-cell table:formula="of:=[.G173]-[.I173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2">
            <text:p>31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68">
            <text:p>15368</text:p>
          </table:table-cell>
          <table:table-cell table:formula="of:=[.G174]-[.I17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2">
            <text:p>31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535">
            <text:p>15535</text:p>
          </table:table-cell>
          <table:table-cell table:formula="of:=[.G175]-[.I17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2">
            <text:p>31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546">
            <text:p>15546</text:p>
          </table:table-cell>
          <table:table-cell table:formula="of:=[.G176]-[.I17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3">
            <text:p>31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547">
            <text:p>15547</text:p>
          </table:table-cell>
          <table:table-cell table:formula="of:=[.G177]-[.I177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4">
            <text:p>31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303">
            <text:p>16303</text:p>
          </table:table-cell>
          <table:table-cell table:formula="of:=[.G178]-[.I178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5">
            <text:p>31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003">
            <text:p>16003</text:p>
          </table:table-cell>
          <table:table-cell table:formula="of:=[.G179]-[.I17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5">
            <text:p>31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266">
            <text:p>16266</text:p>
          </table:table-cell>
          <table:table-cell table:formula="of:=[.G180]-[.I180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5">
            <text:p>31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304">
            <text:p>16304</text:p>
          </table:table-cell>
          <table:table-cell table:formula="of:=[.G181]-[.I18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7">
            <text:p>31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table:formula="of:=[.G182]-[.I18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7">
            <text:p>31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formula="of:=[.G183]-[.I183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7">
            <text:p>317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989">
            <text:p>6989</text:p>
          </table:table-cell>
          <table:table-cell table:formula="of:=[.G184]-[.I18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8">
            <text:p>31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272">
            <text:p>16272</text:p>
          </table:table-cell>
          <table:table-cell table:formula="of:=[.G185]-[.I18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9">
            <text:p>319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6740">
            <text:p>6740</text:p>
          </table:table-cell>
          <table:table-cell table:formula="of:=[.G186]-[.I18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9">
            <text:p>31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587">
            <text:p>15587</text:p>
          </table:table-cell>
          <table:table-cell table:formula="of:=[.G187]-[.I187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0">
            <text:p>320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973">
            <text:p>6973</text:p>
          </table:table-cell>
          <table:table-cell table:formula="of:=[.G188]-[.I188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1">
            <text:p>32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173">
            <text:p>16173</text:p>
          </table:table-cell>
          <table:table-cell table:formula="of:=[.G189]-[.I189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4">
            <text:p>32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780">
            <text:p>15780</text:p>
          </table:table-cell>
          <table:table-cell table:formula="of:=[.G190]-[.I190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6">
            <text:p>32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782">
            <text:p>15782</text:p>
          </table:table-cell>
          <table:table-cell table:formula="of:=[.G191]-[.I19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9">
            <text:p>32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898">
            <text:p>15898</text:p>
          </table:table-cell>
          <table:table-cell table:formula="of:=[.G192]-[.I192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0">
            <text:p>33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949">
            <text:p>15949</text:p>
          </table:table-cell>
          <table:table-cell table:formula="of:=[.G193]-[.I19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2">
            <text:p>332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841">
            <text:p>1841</text:p>
          </table:table-cell>
          <table:table-cell table:formula="of:=[.G194]-[.I194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3">
            <text:p>333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259">
            <text:p>16259</text:p>
          </table:table-cell>
          <table:table-cell table:formula="of:=[.G195]-[.I195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4">
            <text:p>33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table:formula="of:=[.G196]-[.I19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4">
            <text:p>33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274">
            <text:p>15274</text:p>
          </table:table-cell>
          <table:table-cell table:formula="of:=[.G197]-[.I19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4">
            <text:p>33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24">
            <text:p>15324</text:p>
          </table:table-cell>
          <table:table-cell table:formula="of:=[.G198]-[.I19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4">
            <text:p>33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214">
            <text:p>16214</text:p>
          </table:table-cell>
          <table:table-cell table:formula="of:=[.G199]-[.I19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5">
            <text:p>33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275">
            <text:p>15275</text:p>
          </table:table-cell>
          <table:table-cell table:formula="of:=[.G200]-[.I20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5">
            <text:p>33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25">
            <text:p>15325</text:p>
          </table:table-cell>
          <table:table-cell table:formula="of:=[.G201]-[.I20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5">
            <text:p>33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table:formula="of:=[.G202]-[.I20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9">
            <text:p>33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6066">
            <text:p>16066</text:p>
          </table:table-cell>
          <table:table-cell table:formula="of:=[.G203]-[.I203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40">
            <text:p>34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6067">
            <text:p>16067</text:p>
          </table:table-cell>
          <table:table-cell table:formula="of:=[.G204]-[.I204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0">
            <text:p>35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507">
            <text:p>9507</text:p>
          </table:table-cell>
          <table:table-cell table:formula="of:=[.G205]-[.I205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3">
            <text:p>35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629">
            <text:p>15629</text:p>
          </table:table-cell>
          <table:table-cell table:formula="of:=[.G206]-[.I20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7">
            <text:p>35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316">
            <text:p>4316</text:p>
          </table:table-cell>
          <table:table-cell table:formula="of:=[.G207]-[.I20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0">
            <text:p>36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775">
            <text:p>15775</text:p>
          </table:table-cell>
          <table:table-cell table:formula="of:=[.G208]-[.I20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1">
            <text:p>36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270">
            <text:p>15270</text:p>
          </table:table-cell>
          <table:table-cell table:formula="of:=[.G209]-[.I20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2">
            <text:p>36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761">
            <text:p>15761</text:p>
          </table:table-cell>
          <table:table-cell table:formula="of:=[.G210]-[.I21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6">
            <text:p>36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5765">
            <text:p>15765</text:p>
          </table:table-cell>
          <table:table-cell table:formula="of:=[.G211]-[.I21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7">
            <text:p>36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810">
            <text:p>15810</text:p>
          </table:table-cell>
          <table:table-cell table:formula="of:=[.G212]-[.I21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78">
            <text:p>37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267">
            <text:p>15267</text:p>
          </table:table-cell>
          <table:table-cell table:formula="of:=[.G213]-[.I21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89">
            <text:p>38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39">
            <text:p>15339</text:p>
          </table:table-cell>
          <table:table-cell table:formula="of:=[.G214]-[.I214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89">
            <text:p>38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905">
            <text:p>15905</text:p>
          </table:table-cell>
          <table:table-cell table:formula="of:=[.G215]-[.I215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01">
            <text:p>40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4334">
            <text:p>4334</text:p>
          </table:table-cell>
          <table:table-cell table:formula="of:=[.G216]-[.I21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04">
            <text:p>40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688">
            <text:p>15688</text:p>
          </table:table-cell>
          <table:table-cell table:formula="of:=[.G217]-[.I217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06">
            <text:p>40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667">
            <text:p>15667</text:p>
          </table:table-cell>
          <table:table-cell table:formula="of:=[.G218]-[.I218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07">
            <text:p>40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435">
            <text:p>16435</text:p>
          </table:table-cell>
          <table:table-cell table:formula="of:=[.G219]-[.I21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09">
            <text:p>40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577">
            <text:p>15577</text:p>
          </table:table-cell>
          <table:table-cell table:formula="of:=[.G220]-[.I220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0">
            <text:p>41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990">
            <text:p>15990</text:p>
          </table:table-cell>
          <table:table-cell table:formula="of:=[.G221]-[.I221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2">
            <text:p>41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684">
            <text:p>15684</text:p>
          </table:table-cell>
          <table:table-cell table:formula="of:=[.G222]-[.I222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3">
            <text:p>41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685">
            <text:p>15685</text:p>
          </table:table-cell>
          <table:table-cell table:formula="of:=[.G223]-[.I22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6">
            <text:p>41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455">
            <text:p>16455</text:p>
          </table:table-cell>
          <table:table-cell table:formula="of:=[.G224]-[.I22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0">
            <text:p>42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450">
            <text:p>15450</text:p>
          </table:table-cell>
          <table:table-cell table:formula="of:=[.G225]-[.I22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1">
            <text:p>42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467">
            <text:p>15467</text:p>
          </table:table-cell>
          <table:table-cell table:formula="of:=[.G226]-[.I22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4">
            <text:p>42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396">
            <text:p>4396</text:p>
          </table:table-cell>
          <table:table-cell table:formula="of:=[.G227]-[.I22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6">
            <text:p>426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758">
            <text:p>1758</text:p>
          </table:table-cell>
          <table:table-cell table:formula="of:=[.G228]-[.I228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0">
            <text:p>43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6791">
            <text:p>6791</text:p>
          </table:table-cell>
          <table:table-cell table:formula="of:=[.G229]-[.I22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0">
            <text:p>43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7016">
            <text:p>7016</text:p>
          </table:table-cell>
          <table:table-cell table:formula="of:=[.G230]-[.I23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2">
            <text:p>43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434">
            <text:p>15434</text:p>
          </table:table-cell>
          <table:table-cell table:formula="of:=[.G231]-[.I231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2">
            <text:p>43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883">
            <text:p>15883</text:p>
          </table:table-cell>
          <table:table-cell table:formula="of:=[.G232]-[.I23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8">
            <text:p>43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958">
            <text:p>15958</text:p>
          </table:table-cell>
          <table:table-cell table:formula="of:=[.G233]-[.I233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0">
            <text:p>44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959">
            <text:p>15959</text:p>
          </table:table-cell>
          <table:table-cell table:formula="of:=[.G234]-[.I234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3">
            <text:p>44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5256">
            <text:p>15256</text:p>
          </table:table-cell>
          <table:table-cell table:formula="of:=[.G235]-[.I23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6">
            <text:p>44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110">
            <text:p>16110</text:p>
          </table:table-cell>
          <table:table-cell table:formula="of:=[.G236]-[.I23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6">
            <text:p>44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211">
            <text:p>16211</text:p>
          </table:table-cell>
          <table:table-cell table:formula="of:=[.G237]-[.I237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9">
            <text:p>44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694">
            <text:p>15694</text:p>
          </table:table-cell>
          <table:table-cell table:formula="of:=[.G238]-[.I238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2">
            <text:p>45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996">
            <text:p>15996</text:p>
          </table:table-cell>
          <table:table-cell table:formula="of:=[.G239]-[.I23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6">
            <text:p>45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315">
            <text:p>16315</text:p>
          </table:table-cell>
          <table:table-cell table:formula="of:=[.G240]-[.I240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7">
            <text:p>45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952">
            <text:p>15952</text:p>
          </table:table-cell>
          <table:table-cell table:formula="of:=[.G241]-[.I24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7">
            <text:p>45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6316">
            <text:p>16316</text:p>
          </table:table-cell>
          <table:table-cell table:formula="of:=[.G242]-[.I24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8">
            <text:p>45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884">
            <text:p>1884</text:p>
          </table:table-cell>
          <table:table-cell table:formula="of:=[.G243]-[.I24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8">
            <text:p>45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953">
            <text:p>15953</text:p>
          </table:table-cell>
          <table:table-cell table:formula="of:=[.G244]-[.I24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8">
            <text:p>45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443">
            <text:p>16443</text:p>
          </table:table-cell>
          <table:table-cell table:formula="of:=[.G245]-[.I24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60">
            <text:p>46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387">
            <text:p>15387</text:p>
          </table:table-cell>
          <table:table-cell table:formula="of:=[.G246]-[.I24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60">
            <text:p>46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445">
            <text:p>16445</text:p>
          </table:table-cell>
          <table:table-cell table:formula="of:=[.G247]-[.I24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61">
            <text:p>46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4288">
            <text:p>4288</text:p>
          </table:table-cell>
          <table:table-cell table:formula="of:=[.G248]-[.I248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61">
            <text:p>46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388">
            <text:p>15388</text:p>
          </table:table-cell>
          <table:table-cell table:formula="of:=[.G249]-[.I249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65">
            <text:p>465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5823">
            <text:p>15823</text:p>
          </table:table-cell>
          <table:table-cell table:formula="of:=[.G250]-[.I250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74">
            <text:p>474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597">
            <text:p>9597</text:p>
          </table:table-cell>
          <table:table-cell table:formula="of:=[.G251]-[.I25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87">
            <text:p>487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284">
            <text:p>4284</text:p>
          </table:table-cell>
          <table:table-cell table:formula="of:=[.G252]-[.I25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87">
            <text:p>48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816">
            <text:p>6816</text:p>
          </table:table-cell>
          <table:table-cell table:formula="of:=[.G253]-[.I25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88">
            <text:p>48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847">
            <text:p>6847</text:p>
          </table:table-cell>
          <table:table-cell table:formula="of:=[.G254]-[.I254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90">
            <text:p>49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9454">
            <text:p>9454</text:p>
          </table:table-cell>
          <table:table-cell table:formula="of:=[.G255]-[.I255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04">
            <text:p>50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6864">
            <text:p>6864</text:p>
          </table:table-cell>
          <table:table-cell table:formula="of:=[.G256]-[.I25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1">
            <text:p>51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6773">
            <text:p>6773</text:p>
          </table:table-cell>
          <table:table-cell table:formula="of:=[.G257]-[.I257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2">
            <text:p>51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903">
            <text:p>1903</text:p>
          </table:table-cell>
          <table:table-cell table:formula="of:=[.G258]-[.I25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6">
            <text:p>516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720">
            <text:p>1720</text:p>
          </table:table-cell>
          <table:table-cell table:formula="of:=[.G259]-[.I25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6">
            <text:p>516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4261">
            <text:p>4261</text:p>
          </table:table-cell>
          <table:table-cell table:formula="of:=[.G260]-[.I26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6">
            <text:p>51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4513">
            <text:p>4513</text:p>
          </table:table-cell>
          <table:table-cell table:formula="of:=[.G261]-[.I26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9">
            <text:p>519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827">
            <text:p>1827</text:p>
          </table:table-cell>
          <table:table-cell table:formula="of:=[.G262]-[.I262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9">
            <text:p>519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448">
            <text:p>4448</text:p>
          </table:table-cell>
          <table:table-cell table:formula="of:=[.G263]-[.I263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27">
            <text:p>527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761">
            <text:p>1761</text:p>
          </table:table-cell>
          <table:table-cell table:formula="of:=[.G264]-[.I264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29">
            <text:p>52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6994">
            <text:p>6994</text:p>
          </table:table-cell>
          <table:table-cell table:formula="of:=[.G265]-[.I26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31">
            <text:p>53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6940">
            <text:p>6940</text:p>
          </table:table-cell>
          <table:table-cell table:formula="of:=[.G266]-[.I26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37">
            <text:p>53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901">
            <text:p>6901</text:p>
          </table:table-cell>
          <table:table-cell table:formula="of:=[.G267]-[.I267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37">
            <text:p>53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7039">
            <text:p>7039</text:p>
          </table:table-cell>
          <table:table-cell table:formula="of:=[.G268]-[.I26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0">
            <text:p>54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893">
            <text:p>1893</text:p>
          </table:table-cell>
          <table:table-cell table:formula="of:=[.G269]-[.I26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2">
            <text:p>54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90">
            <text:p>1690</text:p>
          </table:table-cell>
          <table:table-cell table:formula="of:=[.G270]-[.I27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2">
            <text:p>54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960">
            <text:p>1960</text:p>
          </table:table-cell>
          <table:table-cell table:formula="of:=[.G271]-[.I27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2">
            <text:p>542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4413">
            <text:p>4413</text:p>
          </table:table-cell>
          <table:table-cell table:formula="of:=[.G272]-[.I27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2">
            <text:p>54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535">
            <text:p>9535</text:p>
          </table:table-cell>
          <table:table-cell table:formula="of:=[.G273]-[.I27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2">
            <text:p>542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652">
            <text:p>9652</text:p>
          </table:table-cell>
          <table:table-cell table:formula="of:=[.G274]-[.I27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4">
            <text:p>54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752">
            <text:p>1752</text:p>
          </table:table-cell>
          <table:table-cell table:formula="of:=[.G275]-[.I27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4">
            <text:p>54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table:formula="of:=[.G276]-[.I27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4">
            <text:p>54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6949">
            <text:p>6949</text:p>
          </table:table-cell>
          <table:table-cell table:formula="of:=[.G277]-[.I27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4">
            <text:p>54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496">
            <text:p>9496</text:p>
          </table:table-cell>
          <table:table-cell table:formula="of:=[.G278]-[.I27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70">
            <text:p>570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table:formula="of:=[.G279]-[.I27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85">
            <text:p>585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4370">
            <text:p>4370</text:p>
          </table:table-cell>
          <table:table-cell table:formula="of:=[.G280]-[.I280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94">
            <text:p>59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4230">
            <text:p>4230</text:p>
          </table:table-cell>
          <table:table-cell table:formula="of:=[.G281]-[.I281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96">
            <text:p>596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820">
            <text:p>6820</text:p>
          </table:table-cell>
          <table:table-cell table:formula="of:=[.G282]-[.I282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02">
            <text:p>60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9628">
            <text:p>9628</text:p>
          </table:table-cell>
          <table:table-cell table:formula="of:=[.G283]-[.I28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48">
            <text:p>64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279">
            <text:p>4279</text:p>
          </table:table-cell>
          <table:table-cell table:formula="of:=[.G284]-[.I284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63">
            <text:p>663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759">
            <text:p>1759</text:p>
          </table:table-cell>
          <table:table-cell table:formula="of:=[.G285]-[.I285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78">
            <text:p>67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277">
            <text:p>4277</text:p>
          </table:table-cell>
          <table:table-cell table:formula="of:=[.G286]-[.I286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81">
            <text:p>68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886">
            <text:p>1886</text:p>
          </table:table-cell>
          <table:table-cell table:formula="of:=[.G287]-[.I287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86">
            <text:p>686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431">
            <text:p>9431</text:p>
          </table:table-cell>
          <table:table-cell table:formula="of:=[.G288]-[.I288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93">
            <text:p>693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918">
            <text:p>1918</text:p>
          </table:table-cell>
          <table:table-cell table:formula="of:=[.G289]-[.I28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93">
            <text:p>693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966">
            <text:p>1966</text:p>
          </table:table-cell>
          <table:table-cell table:formula="of:=[.G290]-[.I290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96">
            <text:p>69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509">
            <text:p>9509</text:p>
          </table:table-cell>
          <table:table-cell table:formula="of:=[.G291]-[.I291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21">
            <text:p>72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423">
            <text:p>9423</text:p>
          </table:table-cell>
          <table:table-cell table:formula="of:=[.G292]-[.I292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21">
            <text:p>72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654">
            <text:p>9654</text:p>
          </table:table-cell>
          <table:table-cell table:formula="of:=[.G293]-[.I293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26">
            <text:p>72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6947">
            <text:p>6947</text:p>
          </table:table-cell>
          <table:table-cell table:formula="of:=[.G294]-[.I29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27">
            <text:p>72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488">
            <text:p>9488</text:p>
          </table:table-cell>
          <table:table-cell table:formula="of:=[.G295]-[.I295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44">
            <text:p>74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807">
            <text:p>6807</text:p>
          </table:table-cell>
          <table:table-cell table:formula="of:=[.G296]-[.I29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44">
            <text:p>74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7020">
            <text:p>7020</text:p>
          </table:table-cell>
          <table:table-cell table:formula="of:=[.G297]-[.I297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44">
            <text:p>74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9472">
            <text:p>9472</text:p>
          </table:table-cell>
          <table:table-cell table:formula="of:=[.G298]-[.I298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55">
            <text:p>75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6933">
            <text:p>6933</text:p>
          </table:table-cell>
          <table:table-cell table:formula="of:=[.G299]-[.I29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55">
            <text:p>75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7011">
            <text:p>7011</text:p>
          </table:table-cell>
          <table:table-cell table:formula="of:=[.G300]-[.I300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57">
            <text:p>75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465">
            <text:p>9465</text:p>
          </table:table-cell>
          <table:table-cell table:formula="of:=[.G301]-[.I30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67">
            <text:p>76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855">
            <text:p>1855</text:p>
          </table:table-cell>
          <table:table-cell table:formula="of:=[.G302]-[.I30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67">
            <text:p>76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577">
            <text:p>9577</text:p>
          </table:table-cell>
          <table:table-cell table:formula="of:=[.G303]-[.I30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67">
            <text:p>76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649">
            <text:p>9649</text:p>
          </table:table-cell>
          <table:table-cell table:formula="of:=[.G304]-[.I30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69">
            <text:p>76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6935">
            <text:p>6935</text:p>
          </table:table-cell>
          <table:table-cell table:formula="of:=[.G305]-[.I30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90">
            <text:p>79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9430">
            <text:p>9430</text:p>
          </table:table-cell>
          <table:table-cell table:formula="of:=[.G306]-[.I30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14">
            <text:p>81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9443">
            <text:p>9443</text:p>
          </table:table-cell>
          <table:table-cell table:formula="of:=[.G307]-[.I30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19">
            <text:p>81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718">
            <text:p>1718</text:p>
          </table:table-cell>
          <table:table-cell table:formula="of:=[.G308]-[.I30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19">
            <text:p>81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4340">
            <text:p>4340</text:p>
          </table:table-cell>
          <table:table-cell table:formula="of:=[.G309]-[.I30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20">
            <text:p>820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4244">
            <text:p>4244</text:p>
          </table:table-cell>
          <table:table-cell table:formula="of:=[.G310]-[.I310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38">
            <text:p>83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401">
            <text:p>4401</text:p>
          </table:table-cell>
          <table:table-cell table:formula="of:=[.G311]-[.I31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38">
            <text:p>838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485">
            <text:p>4485</text:p>
          </table:table-cell>
          <table:table-cell table:formula="of:=[.G312]-[.I312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38">
            <text:p>83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395">
            <text:p>9395</text:p>
          </table:table-cell>
          <table:table-cell table:formula="of:=[.G313]-[.I313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45">
            <text:p>845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9412">
            <text:p>9412</text:p>
          </table:table-cell>
          <table:table-cell table:formula="of:=[.G314]-[.I31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57">
            <text:p>85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998">
            <text:p>6998</text:p>
          </table:table-cell>
          <table:table-cell table:formula="of:=[.G315]-[.I31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58">
            <text:p>85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4423">
            <text:p>4423</text:p>
          </table:table-cell>
          <table:table-cell table:formula="of:=[.G316]-[.I316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61">
            <text:p>86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9615">
            <text:p>9615</text:p>
          </table:table-cell>
          <table:table-cell table:formula="of:=[.G317]-[.I317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71">
            <text:p>87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table:formula="of:=[.G318]-[.I31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71">
            <text:p>87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formula="of:=[.G319]-[.I31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71">
            <text:p>87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4302">
            <text:p>4302</text:p>
          </table:table-cell>
          <table:table-cell table:formula="of:=[.G320]-[.I320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71">
            <text:p>871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494">
            <text:p>4494</text:p>
          </table:table-cell>
          <table:table-cell table:formula="of:=[.G321]-[.I321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84">
            <text:p>884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770">
            <text:p>1770</text:p>
          </table:table-cell>
          <table:table-cell table:formula="of:=[.G322]-[.I32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94">
            <text:p>89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427">
            <text:p>4427</text:p>
          </table:table-cell>
          <table:table-cell table:formula="of:=[.G323]-[.I323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01">
            <text:p>90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930">
            <text:p>1930</text:p>
          </table:table-cell>
          <table:table-cell table:formula="of:=[.G324]-[.I32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03">
            <text:p>903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table:formula="of:=[.G325]-[.I325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09">
            <text:p>90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389">
            <text:p>4389</text:p>
          </table:table-cell>
          <table:table-cell table:formula="of:=[.G326]-[.I32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25">
            <text:p>925</text:p>
          </table:table-cell>
          <table:table-cell office:value-type="string">
            <text:p>judge16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table:formula="of:=[.G327]-[.I327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41">
            <text:p>94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  <table:table-cell table:formula="of:=[.G328]-[.I328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41">
            <text:p>94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table:formula="of:=[.G329]-[.I32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44">
            <text:p>94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381">
            <text:p>4381</text:p>
          </table:table-cell>
          <table:table-cell table:formula="of:=[.G330]-[.I33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47">
            <text:p>94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500">
            <text:p>9500</text:p>
          </table:table-cell>
          <table:table-cell table:formula="of:=[.G331]-[.I33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50">
            <text:p>95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264">
            <text:p>4264</text:p>
          </table:table-cell>
          <table:table-cell table:formula="of:=[.G332]-[.I332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53">
            <text:p>95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9408">
            <text:p>9408</text:p>
          </table:table-cell>
          <table:table-cell table:formula="of:=[.G333]-[.I333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54">
            <text:p>954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formula="of:=[.G334]-[.I334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54">
            <text:p>95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908">
            <text:p>1908</text:p>
          </table:table-cell>
          <table:table-cell table:formula="of:=[.G335]-[.I335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54">
            <text:p>95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490">
            <text:p>9490</text:p>
          </table:table-cell>
          <table:table-cell table:formula="of:=[.G336]-[.I336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55">
            <text:p>955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6962">
            <text:p>6962</text:p>
          </table:table-cell>
          <table:table-cell table:formula="of:=[.G337]-[.I33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63">
            <text:p>963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4328">
            <text:p>4328</text:p>
          </table:table-cell>
          <table:table-cell table:formula="of:=[.G338]-[.I338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66">
            <text:p>966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table:formula="of:=[.G339]-[.I33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73">
            <text:p>973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[.G340]-[.I340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86">
            <text:p>986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385">
            <text:p>4385</text:p>
          </table:table-cell>
          <table:table-cell table:formula="of:=[.G341]-[.I34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88">
            <text:p>988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748">
            <text:p>1748</text:p>
          </table:table-cell>
          <table:table-cell table:formula="of:=[.G342]-[.I34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94">
            <text:p>994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9526">
            <text:p>9526</text:p>
          </table:table-cell>
          <table:table-cell table:formula="of:=[.G343]-[.I343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99">
            <text:p>99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9621">
            <text:p>9621</text:p>
          </table:table-cell>
          <table:table-cell table:formula="of:=[.G344]-[.I344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12">
            <text:p>101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table:formula="of:=[.G345]-[.I34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17">
            <text:p>101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4232">
            <text:p>4232</text:p>
          </table:table-cell>
          <table:table-cell table:formula="of:=[.G346]-[.I34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21">
            <text:p>102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6841">
            <text:p>6841</text:p>
          </table:table-cell>
          <table:table-cell table:formula="of:=[.G347]-[.I347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22">
            <text:p>1022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844">
            <text:p>1844</text:p>
          </table:table-cell>
          <table:table-cell table:formula="of:=[.G348]-[.I348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31">
            <text:p>1031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870">
            <text:p>1870</text:p>
          </table:table-cell>
          <table:table-cell table:formula="of:=[.G349]-[.I349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31">
            <text:p>103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957">
            <text:p>1957</text:p>
          </table:table-cell>
          <table:table-cell table:formula="of:=[.G350]-[.I350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37">
            <text:p>1037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9426">
            <text:p>9426</text:p>
          </table:table-cell>
          <table:table-cell table:formula="of:=[.G351]-[.I351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38">
            <text:p>1038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4407">
            <text:p>4407</text:p>
          </table:table-cell>
          <table:table-cell table:formula="of:=[.G352]-[.I352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42">
            <text:p>104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835">
            <text:p>6835</text:p>
          </table:table-cell>
          <table:table-cell table:formula="of:=[.G353]-[.I353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53">
            <text:p>105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863">
            <text:p>1863</text:p>
          </table:table-cell>
          <table:table-cell table:formula="of:=[.G354]-[.I35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61">
            <text:p>106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952">
            <text:p>6952</text:p>
          </table:table-cell>
          <table:table-cell table:formula="of:=[.G355]-[.I35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61">
            <text:p>1061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9568">
            <text:p>9568</text:p>
          </table:table-cell>
          <table:table-cell table:formula="of:=[.G356]-[.I35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62">
            <text:p>1062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4464">
            <text:p>4464</text:p>
          </table:table-cell>
          <table:table-cell table:formula="of:=[.G357]-[.I35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66">
            <text:p>1066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4352">
            <text:p>4352</text:p>
          </table:table-cell>
          <table:table-cell table:formula="of:=[.G358]-[.I35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66">
            <text:p>1066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6845">
            <text:p>6845</text:p>
          </table:table-cell>
          <table:table-cell table:formula="of:=[.G359]-[.I35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73">
            <text:p>1073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1829">
            <text:p>1829</text:p>
          </table:table-cell>
          <table:table-cell table:formula="of:=[.G360]-[.I36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81">
            <text:p>1081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326">
            <text:p>4326</text:p>
          </table:table-cell>
          <table:table-cell table:formula="of:=[.G361]-[.I361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85">
            <text:p>108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table:formula="of:=[.G362]-[.I36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87">
            <text:p>1087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6990">
            <text:p>6990</text:p>
          </table:table-cell>
          <table:table-cell table:formula="of:=[.G363]-[.I363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93">
            <text:p>1093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4324">
            <text:p>4324</text:p>
          </table:table-cell>
          <table:table-cell table:formula="of:=[.G364]-[.I364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10">
            <text:p>111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812">
            <text:p>6812</text:p>
          </table:table-cell>
          <table:table-cell table:formula="of:=[.G365]-[.I36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14">
            <text:p>111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4320">
            <text:p>4320</text:p>
          </table:table-cell>
          <table:table-cell table:formula="of:=[.G366]-[.I366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K2:.K366])" office:value-type="float" office:value="107">
            <text:p>107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47">
            <text:p>114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6884">
            <text:p>6884</text:p>
          </table:table-cell>
          <table:table-cell table:formula="of:=[.G369]-[.I36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55">
            <text:p>115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921">
            <text:p>1921</text:p>
          </table:table-cell>
          <table:table-cell table:formula="of:=[.G370]-[.I370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57">
            <text:p>115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1909">
            <text:p>1909</text:p>
          </table:table-cell>
          <table:table-cell table:formula="of:=[.G371]-[.I37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67">
            <text:p>116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699">
            <text:p>1699</text:p>
          </table:table-cell>
          <table:table-cell table:formula="of:=[.G372]-[.I37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70">
            <text:p>117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323">
            <text:p>4323</text:p>
          </table:table-cell>
          <table:table-cell table:formula="of:=[.G373]-[.I373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90">
            <text:p>1190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9609">
            <text:p>9609</text:p>
          </table:table-cell>
          <table:table-cell table:formula="of:=[.G374]-[.I37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94">
            <text:p>1194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9552">
            <text:p>9552</text:p>
          </table:table-cell>
          <table:table-cell table:formula="of:=[.G375]-[.I375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97">
            <text:p>1197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6899">
            <text:p>6899</text:p>
          </table:table-cell>
          <table:table-cell table:formula="of:=[.G376]-[.I37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97">
            <text:p>1197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7037">
            <text:p>7037</text:p>
          </table:table-cell>
          <table:table-cell table:formula="of:=[.G377]-[.I37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00">
            <text:p>120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715">
            <text:p>1715</text:p>
          </table:table-cell>
          <table:table-cell table:formula="of:=[.G378]-[.I378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18">
            <text:p>1218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4240">
            <text:p>4240</text:p>
          </table:table-cell>
          <table:table-cell table:formula="of:=[.G379]-[.I37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25">
            <text:p>122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table:formula="of:=[.G380]-[.I380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28">
            <text:p>122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9406">
            <text:p>9406</text:p>
          </table:table-cell>
          <table:table-cell table:formula="of:=[.G381]-[.I38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49">
            <text:p>1249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4349">
            <text:p>4349</text:p>
          </table:table-cell>
          <table:table-cell table:formula="of:=[.G382]-[.I38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56">
            <text:p>1256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table:formula="of:=[.G383]-[.I383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62">
            <text:p>126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4472">
            <text:p>4472</text:p>
          </table:table-cell>
          <table:table-cell table:formula="of:=[.G384]-[.I384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72">
            <text:p>1272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709">
            <text:p>1709</text:p>
          </table:table-cell>
          <table:table-cell table:formula="of:=[.G385]-[.I38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78">
            <text:p>1278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6768">
            <text:p>6768</text:p>
          </table:table-cell>
          <table:table-cell table:formula="of:=[.G386]-[.I38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79">
            <text:p>1279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6765">
            <text:p>6765</text:p>
          </table:table-cell>
          <table:table-cell table:formula="of:=[.G387]-[.I387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85">
            <text:p>128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4399">
            <text:p>4399</text:p>
          </table:table-cell>
          <table:table-cell table:formula="of:=[.G388]-[.I38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28">
            <text:p>1328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811">
            <text:p>1811</text:p>
          </table:table-cell>
          <table:table-cell table:formula="of:=[.G389]-[.I389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28">
            <text:p>1328</text:p>
          </table:table-cell>
          <table:table-cell office:value-type="string">
            <text:p>judge14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943">
            <text:p>1943</text:p>
          </table:table-cell>
          <table:table-cell table:formula="of:=[.G390]-[.I39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30">
            <text:p>1330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9618">
            <text:p>9618</text:p>
          </table:table-cell>
          <table:table-cell table:formula="of:=[.G391]-[.I391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41">
            <text:p>134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float" office:value="9421">
            <text:p>9421</text:p>
          </table:table-cell>
          <table:table-cell table:formula="of:=[.G392]-[.I392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44">
            <text:p>1344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1871">
            <text:p>1871</text:p>
          </table:table-cell>
          <table:table-cell table:formula="of:=[.G393]-[.I393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44">
            <text:p>1344</text:p>
          </table:table-cell>
          <table:table-cell office:value-type="string">
            <text:p>judge1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float" office:value="1958">
            <text:p>1958</text:p>
          </table:table-cell>
          <table:table-cell table:formula="of:=[.G394]-[.I39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44">
            <text:p>1344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470">
            <text:p>4470</text:p>
          </table:table-cell>
          <table:table-cell table:formula="of:=[.G395]-[.I395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49">
            <text:p>1349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9516">
            <text:p>9516</text:p>
          </table:table-cell>
          <table:table-cell table:formula="of:=[.G396]-[.I396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51">
            <text:p>1351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float" office:value="4368">
            <text:p>4368</text:p>
          </table:table-cell>
          <table:table-cell table:formula="of:=[.G397]-[.I397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65">
            <text:p>1365</text:p>
          </table:table-cell>
          <table:table-cell office:value-type="string">
            <text:p>judge1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float" office:value="9502">
            <text:p>9502</text:p>
          </table:table-cell>
          <table:table-cell table:formula="of:=[.G398]-[.I39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67">
            <text:p>1367</text:p>
          </table:table-cell>
          <table:table-cell office:value-type="string">
            <text:p>judge77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float" office:value="6972">
            <text:p>6972</text:p>
          </table:table-cell>
          <table:table-cell table:formula="of:=[.G399]-[.I399]" office:value-type="float" office:value="1">
            <text:p>1</text:p>
          </table:table-cell>
        </table:table-row>
        <table:table-row table:style-name="ro2">
          <table:table-cell table:number-columns-repeated="10"/>
          <table:table-cell table:formula="of:=SUM([.K369:.K399])" office:value-type="float" office:value="7">
            <text:p>7</text:p>
          </table:table-cell>
        </table:table-row>
      </table:table>
      <table:named-expressions/>
      <table:database-ranges>
        <table:database-range table:name="__Anonymous_Sheet_DB__0" table:target-range-address="Sheet1.A2:Sheet1.J39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17:27:23</dc:date>
    <dc:creator>Antonio </dc:creator>
    <meta:generator>LibreOffice/4.0.2.2$Linux_X86_64 LibreOffice_project/400m0$Build-2</meta:generator>
    <meta:editing-duration>PT27S</meta:editing-duration>
    <meta:editing-cycles>3</meta:editing-cycles>
    <meta:document-statistic meta:table-count="1" meta:cell-count="4369" meta:object-count="0"/>
  </office:meta>
</office:document-meta>
</file>